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f1b7c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1b7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1b7c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f1b7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41f835" officeooo:paragraph-rsid="000f1b7c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f1b7c" style:font-size-asian="18pt" style:font-weight-asian="bold" style:font-name-complex="Times New Roman1" style:font-size-complex="18pt"/>
    </style:style>
    <style:style style:name="P7" style:family="paragraph" style:parent-style-name="Standard">
      <style:text-properties style:font-name="Times New Roman" fo:font-size="18pt" fo:font-weight="bold" officeooo:paragraph-rsid="000f1b7c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officeooo:paragraph-rsid="000f1b7c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0e7d33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f1b7c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f1b7c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156edf" officeooo:paragraph-rsid="000f1b7c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f9a3" officeooo:paragraph-rsid="000f1b7c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f9a3" officeooo:paragraph-rsid="001442b6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6552b" officeooo:paragraph-rsid="000f1b7c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56edf" officeooo:paragraph-rsid="000f1b7c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db41" officeooo:paragraph-rsid="000f1b7c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5c568" officeooo:paragraph-rsid="0015c568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15ef4" officeooo:paragraph-rsid="00115ef4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2ae45" officeooo:paragraph-rsid="0012ae45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4120b" officeooo:paragraph-rsid="0014120b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442b6" officeooo:paragraph-rsid="001442b6" style:font-name-asian="Times New Roman1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442b6" officeooo:paragraph-rsid="0015c568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5c568" officeooo:paragraph-rsid="0015c568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normal" officeooo:rsid="0015c568" officeooo:paragraph-rsid="0015c568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bold" officeooo:rsid="00169b9f" officeooo:paragraph-rsid="00169b9f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f1b7c"/>
    </style:style>
    <style:style style:name="P2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f1b7c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0f1b7c"/>
    </style:style>
    <style:style style:name="P3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f1b7c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f1b7c" style:font-name-asian="Times New Roman1" style:font-size-asian="14pt" style:font-name-complex="Times New Roman1" style:font-size-complex="14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f1b7c" style:font-size-asian="14pt" style:font-name-complex="Times New Roman1" style:font-size-complex="14pt"/>
    </style:style>
    <style:style style:name="P3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0e7d33" style:font-name-asian="Times New Roman1" style:font-size-asian="14pt" style:font-name-complex="Times New Roman1" style:font-size-complex="14pt"/>
    </style:style>
    <style:style style:name="P34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4120b" officeooo:paragraph-rsid="0014120b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4120b" officeooo:paragraph-rsid="0014120b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5c568" officeooo:paragraph-rsid="0015c568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normal" officeooo:rsid="00169b9f" officeooo:paragraph-rsid="00169b9f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405d20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102142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187a77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11" style:family="text">
      <style:text-properties officeooo:rsid="00405d20"/>
    </style:style>
    <style:style style:name="T12" style:family="text">
      <style:text-properties officeooo:rsid="000f1b7c"/>
    </style:style>
    <style:style style:name="T13" style:family="text">
      <style:text-properties officeooo:rsid="0015bee6"/>
    </style:style>
    <style:style style:name="T14" style:family="text">
      <style:text-properties fo:color="#54ff54" fo:font-weight="bold" fo:background-color="#ffffff" loext:char-shading-value="0"/>
    </style:style>
    <style:style style:name="T15" style:family="text">
      <style:text-properties fo:color="#54ff54" fo:background-color="#ffffff" loext:char-shading-value="0" style:font-weight-asian="normal" style:font-weight-complex="normal"/>
    </style:style>
    <style:style style:name="T16" style:family="text">
      <style:text-properties fo:background-color="#ffffff" loext:char-shading-value="0"/>
    </style:style>
    <style:style style:name="T17" style:family="text">
      <style:text-properties fo:color="#5454ff" fo:font-weight="bold" fo:background-color="#ffffff" loext:char-shading-value="0"/>
    </style:style>
    <style:style style:name="T18" style:family="text">
      <style:text-properties fo:color="#5454ff" fo:background-color="#ffffff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fo:background-color="#ffffff" loext:char-shading-value="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Авиационный Институт</text:p>
      <text:p text:style-name="P1">(Национальный Исследовательский Университет)</text:p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">Лабораторная работ</text:span><text:span text:style-name="T2">а</text:span><text:span text:style-name="T1"> №</text:span><text:span text:style-name="T3">5</text:span><text:span text:style-name="T1"> по курсу</text:span><text:span text:style-name="T4"> </text:span></text:p>
      <text:p text:style-name="P2">«Операционные системы»</text:p>
      <text:p text:style-name="P4"/>
      <text:p text:style-name="P5">Работа с динамическими библиотеками</text:p>
      <text:p text:style-name="P7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30"/>
      <text:p text:style-name="P28"/>
      <text:p text:style-name="P28"/>
      <text:p text:style-name="P31"/>
      <text:p text:style-name="P28"/>
      <text:p text:style-name="P27"><text:span text:style-name="T5">Студент: </text:span><text:span text:style-name="T8">Симонов <text:s/>Сергей Яковлевич</text:span></text:p>
      <text:p text:style-name="P29"><text:span text:style-name="T5">Группа: М80 – 20</text:span><text:span text:style-name="T10">6</text:span><text:span text:style-name="T5">Б-18</text:span></text:p>
      <text:p text:style-name="P29"><text:span text:style-name="T5">Вариант: </text:span><text:span text:style-name="T7">25</text:span></text:p>
      <text:p text:style-name="P27"><text:span text:style-name="T5">Преподаватель: </text:span>Миронов Евгений Сергееви<text:span text:style-name="T11">ч</text:span></text:p>
      <text:p text:style-name="P10">Оценка: ___________</text:p>
      <text:p text:style-name="P10">Дата: ___________</text:p>
      <text:p text:style-name="P27"><text:span text:style-name="T9">Подпись</text:span><text:span text:style-name="T5">: ___________</text:span></text:p>
      <text:p text:style-name="P11"/>
      <text:p text:style-name="P12">Москва, 2019</text:p>
      <text:p text:style-name="P17"><text:soft-page-break/>Содержание</text:p>
      <text:list xml:id="list2993916068" text:style-name="L1">
        <text:list-item>
          <text:p text:style-name="P33">Постановка задачи</text:p>
        </text:list-item>
        <text:list-item>
          <text:p text:style-name="P33">Общие сведения о программе</text:p>
        </text:list-item>
        <text:list-item>
          <text:p text:style-name="P33">Общий метод и алгоритм решения</text:p>
        </text:list-item>
        <text:list-item>
          <text:p text:style-name="P33">Основные файлы программы</text:p>
        </text:list-item>
        <text:list-item>
          <text:p text:style-name="P33">Демонстрация работы программы</text:p>
        </text:list-item>
        <text:list-item>
          <text:p text:style-name="P33">Вывод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<text:span text:style-name="T12">П</text:span>остановка задачи</text:p>
      <text:p text:style-name="P15"/>
      <text:p text:style-name="P21">Целью является приобретение практических навыков в:</text:p>
      <text:list xml:id="list1926649412" text:style-name="L2">
        <text:list-item>
          <text:p text:style-name="P34">Создание динамических библиотек</text:p>
        </text:list-item>
        <text:list-item>
          <text:p text:style-name="P34">Создание программ, которые используют функции динамических библиотек</text:p>
        </text:list-item>
      </text:list>
      <text:p text:style-name="P21">Требуется создать динамическую библиотеку, которая реализует определенный функционал. Далее использовать данную библиотеку 2-мя способами:</text:p>
      <text:list xml:id="list3393623931" text:style-name="L3">
        <text:list-item>
          <text:p text:style-name="P35">Во время компиляции (на этапе «линковки»/linking)</text:p>
        </text:list-item>
        <text:list-item>
          <text:p text:style-name="P35">Во время исполнения программы, подгрузив библиотеку в память с помощью системных вызовов</text:p>
        </text:list-item>
      </text:list>
      <text:p text:style-name="P16"/>
      <text:p text:style-name="P14">Общие сведения о программе, метод и алгоритм решения</text:p>
      <text:p text:style-name="P13"/>
      <text:p text:style-name="P22">Использовалась библиотека для бинарного дерева поиска. В ее интерфейс входит вставка в дерево, печать дерева, удаление узла из дерева, поиск элемента в дереве. Для линковки во время компиляции указываем путь до библиотеки и указываем название библиотеки, пользуемся функциями как обычно. В случае использования библиотеки во время использования нужно открыть библиотеку с помощью dlopen(), <text:s/>а затем присваивать указателям на функции результат dlsym(), который ищет по названию функции в библиотеке. Использованные системные вызовы:</text:p>
      <text:p text:style-name="P23">void *dlopen(const char *filename, int flag); – открывает файл по пути filename co свойствами flag. <text:span text:style-name="T13">Если библиотека имеет зависимости, то они также подключаются с теми же свойствами. В случае ошибки возвращает NULL. flag обязательно должен иметь либо RTLD LAZY, либо RTLD NOW, которые отвечают за загрузку библиотеки.</text:span></text:p>
      <text:p text:style-name="P24">char *dlerror(void); – возвращает строку, которая описывает ошибку. Если ошибок не было, то возвращает NULL.</text:p>
      <text:p text:style-name="P24">void *dlsym(void *handle, const char *symbol); – ищет в дереве подключенных через dlopen() библиотек строку symbol, если находит, то возвращает void * участок памяти, связанный с функцией. В случае ошибки возвращает NULL и устанавливает ошибку для dlerror().</text:p>
      <text:p text:style-name="P13"/>
      <text:p text:style-name="P13">Основные файлы программы</text:p>
      <text:p text:style-name="P13"/>
      <text:p text:style-name="P20">mainDyn.c </text:p>
      <text:p text:style-name="P20"/>
      <text:p text:style-name="P20">#include &lt;stdlib.h&gt;</text:p>
      <text:p text:style-name="P20">#include &lt;stdio.h&gt;</text:p>
      <text:p text:style-name="P20">#include "Tree.h"</text:p>
      <text:p text:style-name="P20">#include &lt;dlfcn.h&gt;</text:p>
      <text:p text:style-name="P20"/>
      <text:p text:style-name="P20"/>
      <text:p text:style-name="P20">int main(int argc, char *argv[]) {</text:p>
      <text:p text:style-name="P20"><text:soft-page-break/></text:p>
      <text:p text:style-name="P20"><text:s text:c="4"/>tree* (*search)(tree *parent, char* value);</text:p>
      <text:p text:style-name="P20"><text:s text:c="4"/>tree* (*min)(tree *parent);</text:p>
      <text:p text:style-name="P20"><text:s text:c="4"/>tree* (*max)(tree *parent);</text:p>
      <text:p text:style-name="P20"><text:s text:c="4"/>void (*printTree)(tree *root, int tabs);</text:p>
      <text:p text:style-name="P20"><text:s text:c="4"/>void (*traverse)(tree *parent);</text:p>
      <text:p text:style-name="P20"><text:s text:c="4"/>void (*insert)(tree **root, char* value, tree *parent);</text:p>
      <text:p text:style-name="P20"><text:s text:c="4"/>tree* (*_delete)(tree *t, char* x);</text:p>
      <text:p text:style-name="P20"><text:s text:c="4"/>int (*get_int)(char *prompt);</text:p>
      <text:p text:style-name="P20"><text:s text:c="4"/>char* (*get_key)(char *prompt);</text:p>
      <text:p text:style-name="P20"><text:s text:c="4"/>void (*flush_stdin)(void);</text:p>
      <text:p text:style-name="P20"/>
      <text:p text:style-name="P20"><text:s text:c="4"/>char *err;</text:p>
      <text:p text:style-name="P20"><text:s text:c="4"/>void *libHandle;</text:p>
      <text:p text:style-name="P20"><text:s text:c="4"/>libHandle = dlopen("libtree.so", RTLD_LAZY);</text:p>
      <text:p text:style-name="P20"><text:s text:c="4"/>if (!libHandle) {</text:p>
      <text:p text:style-name="P20"><text:s text:c="8"/>fprintf(stderr, "%s\n", dlerror());</text:p>
      <text:p text:style-name="P20"><text:s text:c="8"/>exit(1);</text:p>
      <text:p text:style-name="P20"><text:s text:c="4"/>}</text:p>
      <text:p text:style-name="P20"/>
      <text:p text:style-name="P20"><text:s text:c="4"/>search = dlsym(libHandle, "search");</text:p>
      <text:p text:style-name="P20"><text:s text:c="4"/>min = dlsym(libHandle, "min");</text:p>
      <text:p text:style-name="P20"><text:s text:c="4"/>max = dlsym(libHandle, "max");</text:p>
      <text:p text:style-name="P20"><text:s text:c="4"/>printTree = dlsym(libHandle, "printTree");</text:p>
      <text:p text:style-name="P20"><text:s text:c="4"/>traverse = dlsym(libHandle, "traverse");</text:p>
      <text:p text:style-name="P20"><text:s text:c="4"/>insert = dlsym(libHandle, "insert");</text:p>
      <text:p text:style-name="P20"><text:s text:c="4"/>_delete = dlsym(libHandle, "_delete");</text:p>
      <text:p text:style-name="P20"><text:s text:c="4"/>get_int = dlsym(libHandle, "get_int");</text:p>
      <text:p text:style-name="P20"><text:s text:c="4"/>flush_stdin = dlsym(libHandle, "flush_stdin");</text:p>
      <text:p text:style-name="P20"><text:s text:c="4"/>get_key = dlsym(libHandle, "get_key");</text:p>
      <text:p text:style-name="P20"/>
      <text:p text:style-name="P20"/>
      <text:p text:style-name="P20"><text:s text:c="4"/>int cmd = 0;</text:p>
      <text:p text:style-name="P20"><text:s text:c="4"/>char* value;</text:p>
      <text:p text:style-name="P20"><text:s text:c="4"/>tree *root = NULL;</text:p>
      <text:p text:style-name="P20"/>
      <text:p text:style-name="P20"><text:s text:c="4"/>do {</text:p>
      <text:p text:style-name="P20"><text:s text:c="8"/>printf("Commands\n\n"</text:p>
      <text:p text:style-name="P20"><text:s text:c="15"/>"1 - Insert\n"</text:p>
      <text:p text:style-name="P20"><text:s text:c="15"/>"2 - Search\n"</text:p>
      <text:p text:style-name="P20"><text:s text:c="15"/>"3 - Delete\n"</text:p>
      <text:p text:style-name="P20"><text:s text:c="15"/>"4 - Print tree\n"</text:p>
      <text:p text:style-name="P20"><text:s text:c="15"/>"0 - Quit\n\n");</text:p>
      <text:p text:style-name="P20"/>
      <text:p text:style-name="P20"><text:s text:c="8"/>cmd = get_int("Command");</text:p>
      <text:p text:style-name="P20"><text:soft-page-break/></text:p>
      <text:p text:style-name="P20"><text:s text:c="8"/>switch (cmd) {</text:p>
      <text:p text:style-name="P20"><text:s text:c="12"/>case 1:</text:p>
      <text:p text:style-name="P20"><text:s text:c="16"/>value = get_key("value to insert");</text:p>
      <text:p text:style-name="P20"><text:s text:c="16"/>insert(&amp;root, value, NULL);</text:p>
      <text:p text:style-name="P20"><text:s text:c="16"/>break;</text:p>
      <text:p text:style-name="P20"><text:s text:c="12"/>case 2:</text:p>
      <text:p text:style-name="P20"><text:s text:c="16"/>value = get_key("value to find");</text:p>
      <text:p text:style-name="P20"><text:s text:c="16"/>if (search(root, value) == NULL) {</text:p>
      <text:p text:style-name="P20"><text:s text:c="20"/>printf("%s is not found in tree!\n", value);</text:p>
      <text:p text:style-name="P20"><text:s text:c="16"/>} else {</text:p>
      <text:p text:style-name="P20"><text:s text:c="20"/>printf("%s is found in tree!\n", value);</text:p>
      <text:p text:style-name="P20"><text:s text:c="16"/>}</text:p>
      <text:p text:style-name="P20"><text:s text:c="16"/>break;</text:p>
      <text:p text:style-name="P20"><text:s text:c="12"/>case 3:</text:p>
      <text:p text:style-name="P20"><text:s text:c="16"/>value = get_key("value to delete");</text:p>
      <text:p text:style-name="P20"><text:s text:c="16"/>root = _delete(root, value);</text:p>
      <text:p text:style-name="P20"><text:s text:c="16"/>break;</text:p>
      <text:p text:style-name="P20"><text:s text:c="12"/>case 4:</text:p>
      <text:p text:style-name="P20"><text:s text:c="16"/>printf("tree:\n");</text:p>
      <text:p text:style-name="P20"><text:s text:c="16"/>printTree(root, 0);</text:p>
      <text:p text:style-name="P20"><text:s text:c="16"/>break;</text:p>
      <text:p text:style-name="P20"><text:s text:c="8"/>}</text:p>
      <text:p text:style-name="P20"/>
      <text:p text:style-name="P20"><text:s text:c="4"/>} while (cmd != 0);</text:p>
      <text:p text:style-name="P20"/>
      <text:p text:style-name="P20"><text:s text:c="4"/>return 0;</text:p>
      <text:p text:style-name="P20">}</text:p>
      <text:p text:style-name="P20"/>
      <text:p text:style-name="P20">mainStat.c</text:p>
      <text:p text:style-name="P20"/>
      <text:p text:style-name="P20">#include &lt;stdlib.h&gt;</text:p>
      <text:p text:style-name="P20">#include &lt;stdio.h&gt;</text:p>
      <text:p text:style-name="P20">#include "Tree.h"</text:p>
      <text:p text:style-name="P20">#include &lt;dlfcn.h&gt;</text:p>
      <text:p text:style-name="P20"/>
      <text:p text:style-name="P20"/>
      <text:p text:style-name="P20">int main(int argc, char *argv[]) {</text:p>
      <text:p text:style-name="P20"/>
      <text:p text:style-name="P20"><text:s text:c="4"/>tree* (*search)(tree *parent, char* value);</text:p>
      <text:p text:style-name="P20"><text:s text:c="4"/>tree* (*min)(tree *parent);</text:p>
      <text:p text:style-name="P20"><text:s text:c="4"/>tree* (*max)(tree *parent);</text:p>
      <text:p text:style-name="P20"><text:s text:c="4"/>void (*printTree)(tree *root, int tabs);</text:p>
      <text:p text:style-name="P20"><text:s text:c="4"/>void (*traverse)(tree *parent);</text:p>
      <text:p text:style-name="P20"><text:s text:c="4"/>void (*insert)(tree **root, char* value, tree *parent);</text:p>
      <text:p text:style-name="P20"><text:soft-page-break/><text:s text:c="4"/>tree* (*_delete)(tree *t, char* x);</text:p>
      <text:p text:style-name="P20"><text:s text:c="4"/>int (*get_int)(char *prompt);</text:p>
      <text:p text:style-name="P20"><text:s text:c="4"/>char* (*get_key)(char *prompt);</text:p>
      <text:p text:style-name="P20"><text:s text:c="4"/>void (*flush_stdin)(void);</text:p>
      <text:p text:style-name="P20"/>
      <text:p text:style-name="P20"><text:s text:c="4"/>char *err;</text:p>
      <text:p text:style-name="P20"><text:s text:c="4"/>void *libHandle;</text:p>
      <text:p text:style-name="P20"><text:s text:c="4"/>libHandle = dlopen("libtree.so", RTLD_LAZY);</text:p>
      <text:p text:style-name="P20"><text:s text:c="4"/>if (!libHandle) {</text:p>
      <text:p text:style-name="P20"><text:s text:c="8"/>fprintf(stderr, "%s\n", dlerror());</text:p>
      <text:p text:style-name="P20"><text:s text:c="8"/>exit(1);</text:p>
      <text:p text:style-name="P20"><text:s text:c="4"/>}</text:p>
      <text:p text:style-name="P20"/>
      <text:p text:style-name="P20"><text:s text:c="4"/>search = dlsym(libHandle, "search");</text:p>
      <text:p text:style-name="P20"><text:s text:c="4"/>min = dlsym(libHandle, "min");</text:p>
      <text:p text:style-name="P20"><text:s text:c="4"/>max = dlsym(libHandle, "max");</text:p>
      <text:p text:style-name="P20"><text:s text:c="4"/>printTree = dlsym(libHandle, "printTree");</text:p>
      <text:p text:style-name="P20"><text:s text:c="4"/>traverse = dlsym(libHandle, "traverse");</text:p>
      <text:p text:style-name="P20"><text:s text:c="4"/>insert = dlsym(libHandle, "insert");</text:p>
      <text:p text:style-name="P20"><text:s text:c="4"/>_delete = dlsym(libHandle, "_delete");</text:p>
      <text:p text:style-name="P20"><text:s text:c="4"/>get_int = dlsym(libHandle, "get_int");</text:p>
      <text:p text:style-name="P20"><text:s text:c="4"/>flush_stdin = dlsym(libHandle, "flush_stdin");</text:p>
      <text:p text:style-name="P20"><text:s text:c="4"/>get_key = dlsym(libHandle, "get_key");</text:p>
      <text:p text:style-name="P20"/>
      <text:p text:style-name="P20"/>
      <text:p text:style-name="P20"><text:s text:c="4"/>int cmd = 0;</text:p>
      <text:p text:style-name="P20"><text:s text:c="4"/>char* value;</text:p>
      <text:p text:style-name="P20"><text:s text:c="4"/>tree *root = NULL;</text:p>
      <text:p text:style-name="P20"/>
      <text:p text:style-name="P20"><text:s text:c="4"/>do {</text:p>
      <text:p text:style-name="P20"><text:s text:c="8"/>printf("Commands\n\n"</text:p>
      <text:p text:style-name="P20"><text:s text:c="15"/>"1 - Insert\n"</text:p>
      <text:p text:style-name="P20"><text:s text:c="15"/>"2 - Search\n"</text:p>
      <text:p text:style-name="P20"><text:s text:c="15"/>"3 - Delete\n"</text:p>
      <text:p text:style-name="P20"><text:s text:c="15"/>"4 - Print tree\n"</text:p>
      <text:p text:style-name="P20"><text:s text:c="15"/>"0 - Quit\n\n");</text:p>
      <text:p text:style-name="P20"/>
      <text:p text:style-name="P20"><text:s text:c="8"/>cmd = get_int("Command");</text:p>
      <text:p text:style-name="P20"/>
      <text:p text:style-name="P20"><text:s text:c="8"/>switch (cmd) {</text:p>
      <text:p text:style-name="P20"><text:s text:c="12"/>case 1:</text:p>
      <text:p text:style-name="P20"><text:s text:c="16"/>value = get_key("value to insert");</text:p>
      <text:p text:style-name="P20"><text:s text:c="16"/>insert(&amp;root, value, NULL);</text:p>
      <text:p text:style-name="P20"><text:s text:c="16"/>break;</text:p>
      <text:p text:style-name="P20"><text:s text:c="12"/>case 2:</text:p>
      <text:p text:style-name="P20"><text:soft-page-break/><text:s text:c="16"/>value = get_key("value to find");</text:p>
      <text:p text:style-name="P20"><text:s text:c="16"/>if (search(root, value) == NULL) {</text:p>
      <text:p text:style-name="P20"><text:s text:c="20"/>printf("%s is not found in tree!\n", value);</text:p>
      <text:p text:style-name="P20"><text:s text:c="16"/>} else {</text:p>
      <text:p text:style-name="P20"><text:s text:c="20"/>printf("%s is found in tree!\n", value);</text:p>
      <text:p text:style-name="P20"><text:s text:c="16"/>}</text:p>
      <text:p text:style-name="P20"><text:s text:c="16"/>break;</text:p>
      <text:p text:style-name="P20"><text:s text:c="12"/>case 3:</text:p>
      <text:p text:style-name="P20"><text:s text:c="16"/>value = get_key("value to delete");</text:p>
      <text:p text:style-name="P20"><text:s text:c="16"/>root = _delete(root, value);</text:p>
      <text:p text:style-name="P20"><text:s text:c="16"/>break;</text:p>
      <text:p text:style-name="P20"><text:s text:c="12"/>case 4:</text:p>
      <text:p text:style-name="P20"><text:s text:c="16"/>printf("tree:\n");</text:p>
      <text:p text:style-name="P20"><text:s text:c="16"/>printTree(root, 0);</text:p>
      <text:p text:style-name="P20"><text:s text:c="16"/>break;</text:p>
      <text:p text:style-name="P20"><text:s text:c="8"/>}</text:p>
      <text:p text:style-name="P20"/>
      <text:p text:style-name="P20"><text:s text:c="4"/>} while (cmd != 0);</text:p>
      <text:p text:style-name="P20"/>
      <text:p text:style-name="P20"><text:s text:c="4"/>return 0;</text:p>
      <text:p text:style-name="P20">}</text:p>
      <text:p text:style-name="P20"/>
      <text:p text:style-name="P20">Makefile</text:p>
      <text:p text:style-name="P20"/>
      <text:p text:style-name="P20">CC = gcc</text:p>
      <text:p text:style-name="P20">FLAGS = -std=c99 -w -Werror -Wall -pedantic</text:p>
      <text:p text:style-name="P20"/>
      <text:p text:style-name="P20">all: run</text:p>
      <text:p text:style-name="P20"/>
      <text:p text:style-name="P20">run: libtree.so mainStat.o mainDyn.o</text:p>
      <text:p text:style-name="P20"><text:tab/>$(CC) $(FLAGS) -o stat mainStat.o -L. -ltree -Wl,-rpath,.</text:p>
      <text:p text:style-name="P20"><text:tab/>$(CC) $(FLAGS) -o dyn mainDyn.o -ldl -Wl,-rpath,.</text:p>
      <text:p text:style-name="P20"/>
      <text:p text:style-name="P20">mainStat.o: mainStat.c</text:p>
      <text:p text:style-name="P20"><text:tab/>$(CC) -c $(FLAGS) mainStat.c</text:p>
      <text:p text:style-name="P20"/>
      <text:p text:style-name="P20">mainDyn.o: mainDyn.c</text:p>
      <text:p text:style-name="P20"><text:tab/>$(CC) -c $(FLAGS) mainDyn.c</text:p>
      <text:p text:style-name="P20"/>
      <text:p text:style-name="P20">libtree.so: Tree.o</text:p>
      <text:p text:style-name="P20"><text:tab/>$(CC) $(FLAGS) -shared -o libtree.so Tree.o</text:p>
      <text:p text:style-name="P20"/>
      <text:p text:style-name="P20">Tree.o: Tree.c</text:p>
      <text:p text:style-name="P20"><text:tab/>$(CC) -c -fPIC $(FLAGS) Tree.c</text:p>
      <text:p text:style-name="P20"/>
      <text:p text:style-name="P20"><text:soft-page-break/>clean:</text:p>
      <text:p text:style-name="P20"><text:tab/>rm -f *.o stat dyn *.so *.a</text:p>
      <text:p text:style-name="P20"/>
      <text:p text:style-name="P20"/>
      <text:p text:style-name="P20">Tree.c </text:p>
      <text:p text:style-name="P20"/>
      <text:p text:style-name="P20"/>
      <text:p text:style-name="P19">#include "Tree.h"</text:p>
      <text:p text:style-name="P19">#include &lt;stdlib.h&gt;</text:p>
      <text:p text:style-name="P19">#include &lt;stdio.h&gt;</text:p>
      <text:p text:style-name="P19">#include &lt;memory.h&gt;</text:p>
      <text:p text:style-name="P19"/>
      <text:p text:style-name="P19">// Binary search in a tree</text:p>
      <text:p text:style-name="P19">tree *search(tree *parent, char* value) {</text:p>
      <text:p text:style-name="P19"><text:s text:c="4"/>if (parent == NULL) {</text:p>
      <text:p text:style-name="P19"><text:s text:c="8"/>return NULL;</text:p>
      <text:p text:style-name="P19"><text:s text:c="4"/>}</text:p>
      <text:p text:style-name="P19"/>
      <text:p text:style-name="P19"><text:s text:c="4"/>if (strcmp(value,parent-&gt;value)==0) {</text:p>
      <text:p text:style-name="P19"><text:s text:c="8"/>return parent;</text:p>
      <text:p text:style-name="P19"><text:s text:c="4"/>}</text:p>
      <text:p text:style-name="P19"/>
      <text:p text:style-name="P19"><text:s text:c="4"/>if (strcmp(value,parent-&gt;value)&lt;0) {</text:p>
      <text:p text:style-name="P19"><text:s text:c="8"/>return search(parent-&gt;left, value);</text:p>
      <text:p text:style-name="P19"><text:s text:c="4"/>} else {</text:p>
      <text:p text:style-name="P19"><text:s text:c="8"/>return search(parent-&gt;right, value);</text:p>
      <text:p text:style-name="P19"><text:s text:c="4"/>}</text:p>
      <text:p text:style-name="P19">}</text:p>
      <text:p text:style-name="P19"/>
      <text:p text:style-name="P19">// Find minimum item in the tree</text:p>
      <text:p text:style-name="P19">tree *min(tree *parent) {</text:p>
      <text:p text:style-name="P19"><text:s text:c="4"/>if (parent == NULL) {</text:p>
      <text:p text:style-name="P19"><text:s text:c="8"/>return NULL;</text:p>
      <text:p text:style-name="P19"><text:s text:c="4"/>}</text:p>
      <text:p text:style-name="P19"/>
      <text:p text:style-name="P19"><text:s text:c="4"/>tree *min = parent;</text:p>
      <text:p text:style-name="P19"><text:s text:c="4"/>while (min-&gt;left != NULL) {</text:p>
      <text:p text:style-name="P19"><text:s text:c="8"/>min = min-&gt;left;</text:p>
      <text:p text:style-name="P19"><text:s text:c="4"/>}</text:p>
      <text:p text:style-name="P19"/>
      <text:p text:style-name="P19"><text:s text:c="4"/>return min;</text:p>
      <text:p text:style-name="P19">}</text:p>
      <text:p text:style-name="P19"/>
      <text:p text:style-name="P19">// Find maximum item in the tree</text:p>
      <text:p text:style-name="P19">tree *max(tree *parent) {</text:p>
      <text:p text:style-name="P19"><text:soft-page-break/><text:s text:c="4"/>if (parent == NULL) {</text:p>
      <text:p text:style-name="P19"><text:s text:c="8"/>return NULL;</text:p>
      <text:p text:style-name="P19"><text:s text:c="4"/>}</text:p>
      <text:p text:style-name="P19"/>
      <text:p text:style-name="P19"><text:s text:c="4"/>tree *max = parent;</text:p>
      <text:p text:style-name="P19"><text:s text:c="4"/>while (max-&gt;right != NULL) {</text:p>
      <text:p text:style-name="P19"><text:s text:c="8"/>max = max-&gt;right;</text:p>
      <text:p text:style-name="P19"><text:s text:c="4"/>}</text:p>
      <text:p text:style-name="P19"/>
      <text:p text:style-name="P19"><text:s text:c="4"/>return max;</text:p>
      <text:p text:style-name="P19">}</text:p>
      <text:p text:style-name="P19"/>
      <text:p text:style-name="P19">// Walk through the tree using In-Order</text:p>
      <text:p text:style-name="P19">void traverse(tree *parent) {</text:p>
      <text:p text:style-name="P19"><text:s text:c="4"/>if (parent != NULL) {</text:p>
      <text:p text:style-name="P19"><text:s text:c="8"/>traverse(parent-&gt;left);</text:p>
      <text:p text:style-name="P19"><text:s text:c="8"/>printf("(%d)-&gt;", parent-&gt;value);</text:p>
      <text:p text:style-name="P19"><text:s text:c="8"/>traverse(parent-&gt;right);</text:p>
      <text:p text:style-name="P19"><text:s text:c="4"/>}</text:p>
      <text:p text:style-name="P19">}</text:p>
      <text:p text:style-name="P19"/>
      <text:p text:style-name="P19">// Insert an element in the tree</text:p>
      <text:p text:style-name="P19">void insert(tree **root, char* value, tree *parent) {</text:p>
      <text:p text:style-name="P19"><text:s text:c="4"/>tree *p = NULL;</text:p>
      <text:p text:style-name="P19"/>
      <text:p text:style-name="P19"><text:s text:c="4"/>// Insert to an empty tree</text:p>
      <text:p text:style-name="P19"><text:s text:c="4"/>if (*root == NULL) {</text:p>
      <text:p text:style-name="P19"><text:s text:c="8"/>p = malloc(sizeof(tree));</text:p>
      <text:p text:style-name="P19"/>
      <text:p text:style-name="P19"><text:s text:c="8"/>p-&gt;value = value;</text:p>
      <text:p text:style-name="P19"><text:s text:c="8"/>p-&gt;left = NULL;</text:p>
      <text:p text:style-name="P19"><text:s text:c="8"/>p-&gt;right = NULL;</text:p>
      <text:p text:style-name="P19"><text:s text:c="8"/>p-&gt;parent = parent;</text:p>
      <text:p text:style-name="P19"/>
      <text:p text:style-name="P19"><text:s text:c="8"/>*root = p;</text:p>
      <text:p text:style-name="P19"/>
      <text:p text:style-name="P19"><text:s text:c="8"/>return;</text:p>
      <text:p text:style-name="P19"><text:s text:c="4"/>}</text:p>
      <text:p text:style-name="P19"/>
      <text:p text:style-name="P19"><text:s text:c="4"/>if (strcmp(value, (*root)-&gt;value) &lt; 0) {</text:p>
      <text:p text:style-name="P19"><text:s text:c="8"/>insert(&amp;((*root)-&gt;left), value, *root);</text:p>
      <text:p text:style-name="P19"><text:s text:c="4"/>} else {</text:p>
      <text:p text:style-name="P19"><text:s text:c="8"/>insert(&amp;((*root)-&gt;right), value, *root);</text:p>
      <text:p text:style-name="P19"><text:s text:c="4"/>}</text:p>
      <text:p text:style-name="P19">}</text:p>
      <text:p text:style-name="P19"><text:soft-page-break/></text:p>
      <text:p text:style-name="P19">tree * _delete(tree *t, char* x) {</text:p>
      <text:p text:style-name="P19"><text:s text:c="4"/>tree * tmp;</text:p>
      <text:p text:style-name="P19"><text:s text:c="4"/>if (t == NULL) {</text:p>
      <text:p text:style-name="P19"><text:s text:c="8"/>return t;</text:p>
      <text:p text:style-name="P19"><text:s text:c="4"/>}</text:p>
      <text:p text:style-name="P19"><text:s text:c="4"/>if (strcmp(x, t-&gt;value)&lt;0) {</text:p>
      <text:p text:style-name="P19"><text:s text:c="8"/>t-&gt;left = _delete(t-&gt;left, x);</text:p>
      <text:p text:style-name="P19"><text:s text:c="4"/>} else {</text:p>
      <text:p text:style-name="P19"><text:s text:c="8"/>if (strcmp(x, t-&gt;value)&gt;0) {</text:p>
      <text:p text:style-name="P19"><text:s text:c="12"/>t-&gt;right = _delete(t-&gt;right, x);</text:p>
      <text:p text:style-name="P19"><text:s text:c="8"/>} else {</text:p>
      <text:p text:style-name="P19"><text:s text:c="12"/>if (t-&gt;left &amp;&amp; t-&gt;right) {</text:p>
      <text:p text:style-name="P19"><text:s text:c="16"/>tmp = min(t-&gt;right);</text:p>
      <text:p text:style-name="P19"><text:s text:c="16"/>t-&gt;value = tmp-&gt;value;</text:p>
      <text:p text:style-name="P19"><text:s text:c="16"/>t-&gt;right = _delete(t-&gt;right, t-&gt;value);</text:p>
      <text:p text:style-name="P19"><text:s text:c="12"/>} else {</text:p>
      <text:p text:style-name="P19"><text:s text:c="16"/>tmp = t;</text:p>
      <text:p text:style-name="P19"><text:s text:c="16"/>if (t-&gt;left == NULL) {</text:p>
      <text:p text:style-name="P19"><text:s text:c="20"/>t = t-&gt;right;</text:p>
      <text:p text:style-name="P19"><text:s text:c="16"/>} else {</text:p>
      <text:p text:style-name="P19"><text:s text:c="20"/>if (t-&gt;right == NULL) {</text:p>
      <text:p text:style-name="P19"><text:s text:c="24"/>t = t-&gt;left;</text:p>
      <text:p text:style-name="P19"><text:s text:c="20"/>}</text:p>
      <text:p text:style-name="P19"><text:s text:c="20"/>free(tmp)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><text:s text:c="4"/>return t;</text:p>
      <text:p text:style-name="P19">}</text:p>
      <text:p text:style-name="P19"/>
      <text:p text:style-name="P19">// Get int</text:p>
      <text:p text:style-name="P19">int get_int(char *prompt) {</text:p>
      <text:p text:style-name="P19"><text:s text:c="4"/>int value = 0;</text:p>
      <text:p text:style-name="P19"/>
      <text:p text:style-name="P19"><text:s text:c="4"/>printf("%s: \n", prompt);</text:p>
      <text:p text:style-name="P19"><text:s text:c="4"/>scanf("%d", &amp;value);</text:p>
      <text:p text:style-name="P19"/>
      <text:p text:style-name="P19"><text:s text:c="4"/>flush_stdin();</text:p>
      <text:p text:style-name="P19"/>
      <text:p text:style-name="P19"><text:s text:c="4"/>return value;</text:p>
      <text:p text:style-name="P19">}</text:p>
      <text:p text:style-name="P19"/>
      <text:p text:style-name="P19">// Get key</text:p>
      <text:p text:style-name="P19"><text:soft-page-break/>char* get_key(char *prompt) {</text:p>
      <text:p text:style-name="P19"/>
      <text:p text:style-name="P19"><text:s text:c="4"/>printf("%s: \n", prompt);</text:p>
      <text:p text:style-name="P19"/>
      <text:p text:style-name="P19"><text:s text:c="4"/>int capacity_app_elem = 3;</text:p>
      <text:p text:style-name="P19"><text:s text:c="4"/>int size_app_elem = 0;</text:p>
      <text:p text:style-name="P19"><text:s text:c="4"/>char* app_element = ( char* ) malloc( sizeof( char ) * capacity_app_elem );</text:p>
      <text:p text:style-name="P19"><text:s text:c="4"/>char c;</text:p>
      <text:p text:style-name="P19"><text:s text:c="4"/>while ( 1 ) {</text:p>
      <text:p text:style-name="P19"><text:s text:c="8"/>if ( size_app_elem == capacity_app_elem ) {</text:p>
      <text:p text:style-name="P19"><text:s text:c="12"/>capacity_app_elem *= 2;</text:p>
      <text:p text:style-name="P19"><text:s text:c="12"/>app_element = ( char* ) realloc( app_element, sizeof( char ) * capacity_app_elem );</text:p>
      <text:p text:style-name="P19"><text:s text:c="8"/>}</text:p>
      <text:p text:style-name="P19"><text:s text:c="8"/>c = getchar();</text:p>
      <text:p text:style-name="P19"><text:s text:c="8"/>if ( c == '\n' || c == ' ' ) break;</text:p>
      <text:p text:style-name="P19"><text:s text:c="8"/>app_element[size_app_elem] = c;</text:p>
      <text:p text:style-name="P19"><text:s text:c="8"/>size_app_elem++;</text:p>
      <text:p text:style-name="P19"><text:s text:c="4"/>}</text:p>
      <text:p text:style-name="P19"><text:s text:c="4"/>app_element[size_app_elem] = '\0';</text:p>
      <text:p text:style-name="P19"/>
      <text:p text:style-name="P19"/>
      <text:p text:style-name="P19"/>
      <text:p text:style-name="P19"><text:s text:c="4"/>return app_element;</text:p>
      <text:p text:style-name="P19">}</text:p>
      <text:p text:style-name="P19"/>
      <text:p text:style-name="P19">// Flush input buffer</text:p>
      <text:p text:style-name="P19">void flush_stdin(void) {</text:p>
      <text:p text:style-name="P19"><text:s text:c="4"/>while (getc(stdin) != '\n');</text:p>
      <text:p text:style-name="P19">}</text:p>
      <text:p text:style-name="P19"/>
      <text:p text:style-name="P19">void printTree(tree *root, int tabs) {</text:p>
      <text:p text:style-name="P19"><text:s text:c="4"/>if(root == NULL) return;</text:p>
      <text:p text:style-name="P19"/>
      <text:p text:style-name="P19"><text:s text:c="4"/>printTree(root-&gt;right, tabs+1);</text:p>
      <text:p text:style-name="P19"><text:s text:c="4"/>for ( int i = 0; i &lt; tabs; ++i ) {</text:p>
      <text:p text:style-name="P19"><text:s text:c="8"/>printf("\t");</text:p>
      <text:p text:style-name="P19"><text:s text:c="4"/>}</text:p>
      <text:p text:style-name="P19"><text:s text:c="4"/>printf("%s\n",root-&gt;value);</text:p>
      <text:p text:style-name="P19"><text:s text:c="4"/>printTree(root-&gt;left, tabs+1);</text:p>
      <text:p text:style-name="P19">}</text:p>
      <text:p text:style-name="P19"/>
      <text:p text:style-name="P19"/>
      <text:p text:style-name="P20">Tree.h</text:p>
      <text:p text:style-name="P20"/>
      <text:p text:style-name="P20"><text:soft-page-break/></text:p>
      <text:p text:style-name="P20">#ifndef LAB_5_TREE_H</text:p>
      <text:p text:style-name="P20">#define LAB_5_TREE_H</text:p>
      <text:p text:style-name="P20"/>
      <text:p text:style-name="P20">typedef struct tree {</text:p>
      <text:p text:style-name="P20"><text:s text:c="4"/>char* value;</text:p>
      <text:p text:style-name="P20"><text:s text:c="4"/>struct tree *parent;</text:p>
      <text:p text:style-name="P20"><text:s text:c="4"/>struct tree *left;</text:p>
      <text:p text:style-name="P20"><text:s text:c="4"/>struct tree *right;</text:p>
      <text:p text:style-name="P20">} tree;</text:p>
      <text:p text:style-name="P20"/>
      <text:p text:style-name="P20">tree *search(tree *parent, char* value);</text:p>
      <text:p text:style-name="P20">tree *min(tree *parent);</text:p>
      <text:p text:style-name="P20">tree *max(tree *parent);</text:p>
      <text:p text:style-name="P20"/>
      <text:p text:style-name="P20">void printTree(tree *root, int tabs);</text:p>
      <text:p text:style-name="P20">void traverse(tree *parent);</text:p>
      <text:p text:style-name="P20">void insert(tree **root, char* value, tree *parent);</text:p>
      <text:p text:style-name="P20">tree * _delete(tree *t, char* x);</text:p>
      <text:p text:style-name="P20"/>
      <text:p text:style-name="P20">int get_int(char *prompt);</text:p>
      <text:p text:style-name="P20">char* get_key(char *prompt);</text:p>
      <text:p text:style-name="P20">void flush_stdin(void);</text:p>
      <text:p text:style-name="P20"/>
      <text:p text:style-name="P20"/>
      <text:p text:style-name="P20">#endif //LAB_5_TREE_H</text:p>
      <text:p text:style-name="P13"/>
      <text:p text:style-name="P13">Демонстрация работы программы</text:p>
      <text:p text:style-name="P13"/>
      <text:p text:style-name="P18">Статическая</text:p>
      <text:p text:style-name="P25"><text:span text:style-name="T14">sergey@sergey-RedmiBook-14</text:span><text:span text:style-name="T16">:</text:span><text:span text:style-name="T17">~/labs/OS/lab5</text:span><text:span text:style-name="T16">$ make </text:span><text:line-break/>gcc -c -std=c99 -w -Werror -Wall -pedantic mainStat.c <text:line-break/>gcc -std=c99 -w -Werror -Wall -pedantic -o stat mainStat.o -L. -ltree -Wl,-rpath,. <text:line-break/>gcc -std=c99 -w -Werror -Wall -pedantic -o dyn mainDyn.o -ldl -Wl,-rpath,. <text:line-break/><text:span text:style-name="T14">sergey@sergey-RedmiBook-14</text:span><text:span text:style-name="T16">:</text:span><text:span text:style-name="T17">~/labs/OS/lab5</text:span><text:span text:style-name="T16">$ ./stat  </text:span><text:line-break/>Commands <text:line-break/><text:line-break/>1 - Insert <text:line-break/>2 - Search <text:line-break/>3 - Delete <text:line-break/>4 - Print tree <text:line-break/>0 - Quit <text:line-break/><text:line-break/><text:soft-page-break/>Command:  <text:line-break/>1  <text:line-break/>value to insert:  <text:line-break/>5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4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9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3 <text:line-break/>Commands <text:line-break/><text:line-break/>1 - Insert <text:line-break/>2 - Search <text:line-break/><text:soft-page-break/>3 - Delete <text:line-break/>4 - Print tree <text:line-break/>0 - Quit <text:line-break/><text:line-break/>Command:  <text:line-break/>1 <text:line-break/>value to insert:  <text:line-break/>6 <text:line-break/>Commands <text:line-break/><text:line-break/>1 - Insert <text:line-break/>2 - Search <text:line-break/>3 - Delete <text:line-break/>4 - Print tree <text:line-break/>0 - Quit <text:line-break/><text:line-break/>Command:  <text:line-break/>4 <text:line-break/>tree: <text:line-break/>       9 <text:line-break/>               6 <text:line-break/>5 <text:line-break/>       4 <text:line-break/>               3 <text:line-break/>Commands <text:line-break/><text:line-break/>1 - Insert <text:line-break/>2 - Search <text:line-break/>3 - Delete <text:line-break/>4 - Print tree <text:line-break/>0 - Quit <text:line-break/><text:line-break/>Command:  <text:line-break/>2 <text:line-break/>value to find:  <text:line-break/>9 <text:line-break/>9 is found in tree! <text:line-break/>Commands <text:line-break/><text:line-break/>1 - Insert <text:line-break/>2 - Search <text:line-break/>3 - Delete <text:line-break/>4 - Print tree <text:line-break/>0 - Quit <text:line-break/><text:soft-page-break/><text:line-break/>Command:  <text:line-break/>2 <text:line-break/>value to find:  <text:line-break/>1 <text:line-break/>1 is not found in tree! <text:line-break/>Commands <text:line-break/><text:line-break/>1 - Insert <text:line-break/>2 - Search <text:line-break/>3 - Delete <text:line-break/>4 - Print tree <text:line-break/>0 - Quit <text:line-break/><text:line-break/>Command:  <text:line-break/>3 <text:line-break/>value to delete:  <text:line-break/>9 <text:line-break/>Commands <text:line-break/><text:line-break/>1 - Insert <text:line-break/>2 - Search <text:line-break/>3 - Delete <text:line-break/>4 - Print tree <text:line-break/>0 - Quit <text:line-break/><text:line-break/>Command:  <text:line-break/>4 <text:line-break/>tree: <text:line-break/>       6 <text:line-break/>5 <text:line-break/>       4 <text:line-break/>               3 <text:line-break/>Commands <text:line-break/><text:line-break/>1 - Insert <text:line-break/>2 - Search <text:line-break/>3 - Delete <text:line-break/>4 - Print tree <text:line-break/>0 - Quit <text:line-break/><text:line-break/>Command:  <text:line-break/>6 <text:line-break/>Commands <text:line-break/><text:soft-page-break/><text:line-break/>1 - Insert <text:line-break/>2 - Search <text:line-break/>3 - Delete <text:line-break/>4 - Print tree <text:line-break/>0 - Quit <text:line-break/><text:line-break/>Command:  <text:line-break/>4 <text:line-break/>tree: <text:line-break/>       6 <text:line-break/>5 <text:line-break/>       4 <text:line-break/>               3 <text:line-break/>Commands <text:line-break/><text:line-break/>1 - Insert <text:line-break/>2 - Search <text:line-break/>3 - Delete <text:line-break/>4 - Print tree <text:line-break/>0 - Quit <text:line-break/><text:line-break/>Command:  <text:line-break/>0<text:line-break/></text:p>
      <text:p text:style-name="P25"/>
      <text:p text:style-name="P26">Динамическая</text:p>
      <text:p text:style-name="P37"/>
      <text:p text:style-name="P26"><text:span text:style-name="T15">sergey@sergey-RedmiBook-14</text:span><text:span text:style-name="T20">:</text:span><text:span text:style-name="T18">~/labs/OS/lab5</text:span><text:span text:style-name="T20">$ make </text:span><text:span text:style-name="T19"><text:line-break/>gcc -std=c99 -w -Werror -Wall -pedantic -o stat mainStat.o -L. -ltree -Wl,-rpath,. <text:line-break/>gcc -std=c99 -w -Werror -Wall -pedantic -o dyn mainDyn.o -ldl -Wl,-rpath,. <text:line-break/></text:span><text:span text:style-name="T15">sergey@sergey-RedmiBook-14</text:span><text:span text:style-name="T20">:</text:span><text:span text:style-name="T18">~/labs/OS/lab5</text:span><text:span text:style-name="T20">$ ./dyn  </text:span><text:span text:style-name="T19"><text:line-break/>Commands <text:line-break/><text:line-break/>1 - Insert <text:line-break/>2 - Search <text:line-break/>3 - Delete <text:line-break/>4 - Print tree <text:line-break/>0 - Quit <text:line-break/><text:line-break/>Command:  <text:line-break/>1 <text:line-break/></text:span><text:soft-page-break/><text:span text:style-name="T19">value to insert:  <text:line-break/>5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9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3 <text:line-break/>Commands <text:line-break/><text:line-break/>1 - Insert <text:line-break/>2 - Search <text:line-break/>3 - Delete <text:line-break/>4 - Print tree <text:line-break/>0 - Quit <text:line-break/><text:line-break/>Command:  <text:line-break/>1 <text:line-break/>value to insert:  <text:line-break/>6 <text:line-break/>Commands <text:line-break/><text:line-break/>1 - Insert <text:line-break/>2 - Search <text:line-break/>3 - Delete <text:line-break/>4 - Print tree <text:line-break/></text:span><text:soft-page-break/><text:span text:style-name="T19">0 - Quit <text:line-break/><text:line-break/>Command:  <text:line-break/>4 <text:line-break/>tree: <text:line-break/>       9 <text:line-break/>               6 <text:line-break/>5 <text:line-break/>       3 <text:line-break/>Commands <text:line-break/><text:line-break/>1 - Insert <text:line-break/>2 - Search <text:line-break/>3 - Delete <text:line-break/>4 - Print tree <text:line-break/>0 - Quit <text:line-break/><text:line-break/>Command:  <text:line-break/>2 <text:line-break/>value to find:  <text:line-break/>9 <text:line-break/>9 is found in tree! <text:line-break/>Commands <text:line-break/><text:line-break/>1 - Insert <text:line-break/>2 - Search <text:line-break/>3 - Delete <text:line-break/>4 - Print tree <text:line-break/>0 - Quit <text:line-break/><text:line-break/>Command:  <text:line-break/>2 <text:line-break/>value to find:  <text:line-break/>1 <text:line-break/>1 is not found in tree! <text:line-break/>Commands <text:line-break/><text:line-break/>1 - Insert <text:line-break/>2 - Search <text:line-break/>3 - Delete <text:line-break/>4 - Print tree <text:line-break/>0 - Quit <text:line-break/><text:line-break/>Command:  <text:line-break/></text:span><text:soft-page-break/><text:span text:style-name="T19">4 <text:line-break/>tree: <text:line-break/>       9 <text:line-break/>               6 <text:line-break/>5 <text:line-break/>       3 <text:line-break/>Commands <text:line-break/><text:line-break/>1 - Insert <text:line-break/>2 - Search <text:line-break/>3 - Delete <text:line-break/>4 - Print tree <text:line-break/>0 - Quit <text:line-break/><text:line-break/>Command:  <text:line-break/>6 <text:line-break/>Commands <text:line-break/><text:line-break/>1 - Insert <text:line-break/>2 - Search <text:line-break/>3 - Delete <text:line-break/>4 - Print tree <text:line-break/>0 - Quit <text:line-break/><text:line-break/>Command:  <text:line-break/>6 <text:line-break/>Commands <text:line-break/><text:line-break/>1 - Insert <text:line-break/>2 - Search <text:line-break/>3 - Delete <text:line-break/>4 - Print tree <text:line-break/>0 - Quit <text:line-break/><text:line-break/>Command:  <text:line-break/>4 <text:line-break/>tree: <text:line-break/>       9 <text:line-break/>               6 <text:line-break/>5 <text:line-break/>       3 <text:line-break/>Commands <text:line-break/><text:line-break/>1 - Insert <text:line-break/></text:span><text:soft-page-break/><text:span text:style-name="T19">2 - Search <text:line-break/>3 - Delete <text:line-break/>4 - Print tree <text:line-break/>0 - Quit <text:line-break/><text:line-break/>Command:  <text:line-break/>3 <text:line-break/>value to delete:  <text:line-break/>6 <text:line-break/>Commands <text:line-break/><text:line-break/>1 - Insert <text:line-break/>2 - Search <text:line-break/>3 - Delete <text:line-break/>4 - Print tree <text:line-break/>0 - Quit <text:line-break/><text:line-break/>Command:  <text:line-break/>4 <text:line-break/>tree: <text:line-break/>       9 <text:line-break/>5 <text:line-break/>       3 <text:line-break/>Commands <text:line-break/><text:line-break/>1 - Insert <text:line-break/>2 - Search <text:line-break/>3 - Delete <text:line-break/>4 - Print tree <text:line-break/>0 - Quit <text:line-break/><text:line-break/>Command:  <text:line-break/>0<text:line-break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Вывод</text:p>
      <text:p text:style-name="P13"/>
      <text:p text:style-name="P20">Выполнив лабораторную работу, я приобрел практические навыки в создании динамических библиотек, создании программ, которые используют функции динамических библиотек. Статическая линковка при компиляции упаковывает библиотеку в исполняемый файл, таким образом гарантируется переносимость программы. Негативные стороны этого таковы: увеличение исполняемого файла в размерах и необходимость обновлять весь файл при апдейте библиотеки. При динамической линковке библиотека подключается во время исполнения. Различные копии программы и другие программы, будут использовать одну библиотеку, это позволяет экономить оперативную память, но данная библиотека должна быть установлена на используемой машине, это несколько затрудняет распространение данной библиотек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7:35:30.995491049</dc:date>
    <meta:editing-duration>PT15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1" meta:paragraph-count="356" meta:word-count="2097" meta:character-count="15365" meta:non-whitespace-character-count="11119"/>
  </office:meta>
</office:document-meta>
</file>